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013d" officeooo:paragraph-rsid="0005013d"/>
    </style:style>
    <style:style style:name="P2" style:family="paragraph" style:parent-style-name="Standard">
      <style:paragraph-properties fo:text-align="justify" style:justify-single-word="false"/>
      <style:text-properties officeooo:rsid="00060272" officeooo:paragraph-rsid="00060272"/>
    </style:style>
    <style:style style:name="P3" style:family="paragraph" style:parent-style-name="Standard">
      <style:paragraph-properties fo:text-align="justify" style:justify-single-word="false"/>
      <style:text-properties officeooo:rsid="00071d10" officeooo:paragraph-rsid="00071d10"/>
    </style:style>
    <style:style style:name="P4" style:family="paragraph" style:parent-style-name="Standard">
      <style:paragraph-properties fo:text-align="justify" style:justify-single-word="false"/>
      <style:text-properties officeooo:rsid="000794f2" officeooo:paragraph-rsid="000794f2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b4c05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b4c05" style:font-weight-asian="bold"/>
    </style:style>
    <style:style style:name="T3" style:family="text">
      <style:text-properties officeooo:rsid="00071d10"/>
    </style:style>
    <style:style style:name="T4" style:family="text">
      <style:text-properties fo:color="#81d41a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officeooo:rsid="00071d10"/>
    </style:style>
    <style:style style:name="T7" style:family="text">
      <style:text-properties fo:color="#800080" loext:opacity="100%" officeooo:rsid="000b4c05"/>
    </style:style>
    <style:style style:name="T8" style:family="text">
      <style:text-properties fo:color="#2a6099" loext:opacity="100%"/>
    </style:style>
    <style:style style:name="T9" style:family="text">
      <style:text-properties fo:color="#ffff6d" loext:opacity="100%"/>
    </style:style>
    <style:style style:name="T10" style:family="text">
      <style:text-properties fo:color="#ff0000" loext:opacity="100%"/>
    </style:style>
    <style:style style:name="T11" style:family="text">
      <style:text-properties fo:color="#5983b0" loext:opacity="100%"/>
    </style:style>
    <style:style style:name="T12" style:family="text">
      <style:text-properties officeooo:rsid="000b4c05"/>
    </style:style>
    <style:style style:name="T13" style:family="text">
      <style:text-properties fo:font-weight="normal" officeooo:rsid="000b4c0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onte_20_parág._20_padrão"><text:span text:style-name="T1"/></text:span></text:p>
      <text:p text:style-name="P6"><text:span text:style-name="Fonte_20_parág._20_padrão"><text:span text:style-name="T2">Nome: </text:span></text:span><text:span text:style-name="Fonte_20_parág._20_padrão"><text:span text:style-name="T13">Diogo Felismino da Silva</text:span></text:span></text:p>
      <text:p text:style-name="P5"><text:span text:style-name="Fonte_20_parág._20_padrão"><text:span text:style-name="T1">Questão 1:</text:span></text:span></text:p>
      <text:p text:style-name="P5">O que é levantamento de requisitos funcionais e não funcionais:</text:p>
      <text:p text:style-name="P1">R: É o levantamento de todos os requisitos que o sistema deve ter, os funcionais são os tudo aquilo que o cliente geralmente quer tudo aquilo que irar entra de novo, os não funcionais é tudo aquilo que já se tem no sistema como padrão em caso de um sistema já existente junto com tudo que aquilo que é obvio que se deve conter na nova funcionalidade solicitado pelo cliente que ele não especifica como um botão de salvar em um cadastro. </text:p>
      <text:p text:style-name="P5"/>
      <text:p text:style-name="P5"><text:span text:style-name="Fonte_20_parág._20_padrão"><text:span text:style-name="T1">Questão 2:</text:span></text:span></text:p>
      <text:p text:style-name="P5">“Verificar a possibilidade dos contribuintes emitirem guia de taxa de fiscalização via portal“.</text:p>
      <text:p text:style-name="P5">De acordo com a solicitação da prefeitura acima separe os requisitos funcionais e requisitos não funcionais:</text:p>
      <text:p text:style-name="P4">R:</text:p>
      <text:p text:style-name="P1">Funcional: </text:p>
      <text:p text:style-name="P1"><text:tab/>Criar a funcionalidade que permita a verificação da possibilidade do contribuinte emitir a guia.</text:p>
      <text:p text:style-name="P1">Não funcional:</text:p>
      <text:p text:style-name="P1"><text:tab/>O portal</text:p>
      <text:p text:style-name="P1"><text:tab/>Permissão para verificar</text:p>
      <text:p text:style-name="P1"><text:tab/>Permissão de acesso ao portal</text:p>
      <text:p text:style-name="P7"/>
      <text:p text:style-name="P5"><text:span text:style-name="Fonte_20_parág._20_padrão"><text:span text:style-name="T1">Questão 3:</text:span></text:span></text:p>
      <text:p text:style-name="P5">“Eu preciso <text:s/>de uma tela para realizar cadastro de imóvel”.</text:p>
      <text:p text:style-name="P5">De acordo com a solicitação acima, quais perguntas deverão ser feitas para o cliente para que seja possível realizar o levantamento de requisitos.</text:p>
      <text:p text:style-name="P4">R:</text:p>
      <text:p text:style-name="P2">Essa tela estará dentro de algum menu?</text:p>
      <text:p text:style-name="P4">O aparecimento dessa tela será causado pela ação de algum botão?</text:p>
      <text:p text:style-name="P2"><text:soft-page-break/>Quais dados o usuário deve informar para poder fazer o cadastrar de imóvel?</text:p>
      <text:p text:style-name="P2">Que tipo de imóvel pode ser cadastrado?</text:p>
      <text:p text:style-name="P2"><text:s/></text:p>
      <text:p text:style-name="P5"/>
      <text:p text:style-name="P5"/>
      <text:p text:style-name="P5"><text:span text:style-name="Fonte_20_parág._20_padrão"><text:span text:style-name="T1">Questão 4:</text:span></text:span></text:p>
      <text:p text:style-name="P5">Escolha um sistema de sua preferência e simule a conversa entre o analista e o cliente, as possíveis perguntas e respostas para realizar o levantamento de requisitos (Mínimo 5 Perguntas e suas respectivas respostas)</text:p>
      <text:p text:style-name="P2">Cliente: <text:span text:style-name="T5">Preciso de um gerador de senha</text:span></text:p>
      <text:p text:style-name="P2">Analista:<text:span text:style-name="T11"> Esse gerador de senha vai gerar a senha com um título?</text:span></text:p>
      <text:p text:style-name="P2">Cliente: <text:span text:style-name="T5">Isso a senha deve ter um título obrigatoriamente.</text:span></text:p>
      <text:p text:style-name="P2"/>
      <text:p text:style-name="P2">Analista: <text:span text:style-name="T11">Esse gerador senha via ter algum filtro para gerar senha ou irar gerar com tamanho e padrão fixo.</text:span></text:p>
      <text:p text:style-name="P2">Cliente: <text:span text:style-name="T5">Sim ele vai ter que conter um filtro e também a possibilidade de fala o tamanho da senha porém tem que ter pelo menos 4 caracteres</text:span></text:p>
      <text:p text:style-name="P2">Analista: <text:span text:style-name="T11">Entendi mas então esse filtro vai ser separado como, em letras e números?</text:span></text:p>
      <text:p text:style-name="P2">Cliente: <text:span text:style-name="T5">Isso mas também deve conter caracteres especiais e as letras devem ser divididas em minúscula e maiúsculas.</text:span></text:p>
      <text:p text:style-name="P2"/>
      <text:p text:style-name="P2">Analista: <text:span text:style-name="T11">Essa senha vai ser gravadas no sistema ou ele apenas irar gera senha sem gravar elas?</text:span> </text:p>
      <text:p text:style-name="P2">Cliente: <text:span text:style-name="T5">A senha será salva sim </text:span><text:span text:style-name="T6">e ainda deve conter uma tela separada para exibir essa senha?</text:span></text:p>
      <text:p text:style-name="P2"/>
      <text:p text:style-name="P3">Analista: <text:span text:style-name="T11">Na tela de exibição irar exibir apenas as senhas ou conteirar algo mais? </text:span></text:p>
      <text:p text:style-name="P3">Cliente: <text:span text:style-name="T5">AAA verdade lembrei deve ter um forma de pesquisar a senha pelo Título</text:span></text:p>
      <text:p text:style-name="P3">Analista: <text:span text:style-name="T11">Ok entendi, na exibição da senha ela estará a mostra ou vai se ocultada por uma máscara?</text:span></text:p>
      <text:p text:style-name="P3">Cliente: <text:span text:style-name="T5">Ai acho melhor não mostrar né deixar oculto</text:span></text:p>
      <text:p text:style-name="P3">Analista: <text:span text:style-name="T11">Bom, mas se o usuário quiser visualizar a senha? </text:span></text:p>
      <text:p text:style-name="P3"><text:soft-page-break/>Cliente: <text:span text:style-name="T5">Hum…., ai coloca um botão para mostrar a senha, tipo aquele em sistema de login sabe aquele olhinho</text:span></text:p>
      <text:p text:style-name="P3">Analista:<text:span text:style-name="T11"> Entendi, ele vai ter a possibilidade de alterar ou excluir essa senha? </text:span></text:p>
      <text:p text:style-name="P3">Cliente: <text:span text:style-name="T7">S</text:span><text:span text:style-name="T5">iiim, eu quero que ao clicar ele abra uma tela onde ele possa alterar a senha e o título e se segurar o botão que ele possa excluir aquela senha.</text:span></text:p>
      <text:p text:style-name="P3"/>
      <text:p text:style-name="P3">Analista: <text:span text:style-name="T11">Compreendo, mas nessa tela de alterar a senha ele poderia alterar a senha ou o título individualmente ou a alteração deve ser obrigatoriamente realizada nos dois? </text:span></text:p>
      <text:p text:style-name="P3">Cliente: <text:span text:style-name="T5">Isso ele pode alterar eles individualmente ou em conjunto.</text:span></text:p>
      <text:p text:style-name="P3"/>
      <text:p text:style-name="P3">Analista: <text:span text:style-name="T11">Muito bom, para poder acessar o gerador de senha ele deve efetuar algum login ou não ?</text:span></text:p>
      <text:p text:style-name="P3">Cliente: <text:span text:style-name="T5">Sim, ele deve efetuar o login na tela de login que tera.</text:span></text:p>
      <text:p text:style-name="P3"/>
      <text:p text:style-name="P4">Analista: <text:span text:style-name="T11">Ok, mas que dados o cliente deve informar para poder esta criando sua conta?</text:span></text:p>
      <text:p text:style-name="P4">Cliente: <text:span text:style-name="T5">Acho que o nome dele, o e-mail, uma senha, confirmando a senha, acho que isso</text:span></text:p>
      <text:p text:style-name="P4"/>
      <text:p text:style-name="P4"/>
      <text:p text:style-name="P4"/>
      <text:p text:style-name="P4"/>
      <text:p text:style-name="P3"><text:s/></text:p>
      <text:p text:style-name="P3"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leticia.elias</meta:initial-creator>
    <meta:creation-date>2021-11-25T13:07:00Z</meta:creation-date>
    <dc:date>2022-05-10T17:17:28.917000000</dc:date>
    <meta:editing-cycles>3</meta:editing-cycles>
    <meta:editing-duration>PT3H47M36S</meta:editing-duration>
    <meta:document-statistic meta:table-count="0" meta:image-count="0" meta:object-count="0" meta:page-count="3" meta:paragraph-count="50" meta:word-count="635" meta:character-count="3685" meta:non-whitespace-character-count="3082"/>
    <meta:user-defined meta:name="AppVersion">12.0000</meta:user-defined>
    <meta:template xlink:type="simple" xlink:actuate="onRequest" xlink:title="" xlink:href="Normal.dotm"/>
  </office:meta>
</office:document-meta>
</file>